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ective Relays</text:p>
      <text:p text:style-name="Standard">Communications: there is not relay in industry that can communicated efficiently its information to the engineer at the office (relay’s current setting). </text:p>
      <text:p text:style-name="Standard">The innovation part of this project would come from the creation of an application that would show the setting of each relay in the field, and being able to change the settings remotely.</text:p>
      <text:p text:style-name="Standard">The other part would be, the relay would calculate the most optimal settings for the given feeder instal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crespo</meta:initial-creator>
    <dc:creator>jorge crespo</dc:creator>
    <meta:editing-cycles>5</meta:editing-cycles>
    <meta:creation-date>2022-09-19T03:34:00</meta:creation-date>
    <dc:date>2022-09-19T03:44:00</dc:date>
    <meta:editing-duration>PT10S</meta:editing-duration>
    <meta:generator>OpenOffice/4.1.10$Win32 OpenOffice.org_project/4110m2$Build-9807</meta:generator>
    <meta:document-statistic meta:table-count="0" meta:image-count="0" meta:object-count="0" meta:page-count="1" meta:paragraph-count="4" meta:word-count="75" meta:character-count="4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